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uk" fo:country="UA" fo:font-weight="normal" officeooo:rsid="00055051" officeooo:paragraph-rsid="0005505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language="uk" fo:country="UA" fo:font-weight="normal" officeooo:rsid="00080f12" officeooo:paragraph-rsid="00080f1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language="uk" fo:country="UA" fo:font-weight="bold" officeooo:rsid="00055051" officeooo:paragraph-rsid="00055051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0f12"/>
    </style:style>
    <style:style style:name="T3" style:family="text">
      <style:text-properties officeooo:rsid="00063dcb"/>
    </style:style>
    <style:style style:name="T4" style:family="text">
      <style:text-properties fo:language="ru" fo:country="RU" officeooo:rsid="00080f12"/>
    </style:style>
    <style:style style:name="T5" style:family="text">
      <style:text-properties fo:language="ru" fo:country="RU" officeooo:rsid="000d246e"/>
    </style:style>
    <style:style style:name="T6" style:family="text">
      <style:text-properties officeooo:rsid="00080f12"/>
    </style:style>
    <style:style style:name="T7" style:family="text">
      <style:text-properties officeooo:rsid="00091f9a"/>
    </style:style>
    <style:style style:name="T8" style:family="text">
      <style:text-properties officeooo:rsid="000a10b8"/>
    </style:style>
    <style:style style:name="T9" style:family="text">
      <style:text-properties officeooo:rsid="000d246e"/>
    </style:style>
    <style:style style:name="T10" style:family="text">
      <style:text-properties officeooo:rsid="000eabcc"/>
    </style:style>
    <style:style style:name="T11" style:family="text">
      <style:text-properties fo:font-weight="bold" officeooo:rsid="000eabcc" style:font-weight-asian="bold" style:font-weight-complex="bold"/>
    </style:style>
    <style:style style:name="T12" style:family="text">
      <style:text-properties officeooo:rsid="0010258b"/>
    </style:style>
    <style:style style:name="T13" style:family="text">
      <style:text-properties officeooo:rsid="00121d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лан роботи над <text:span text:style-name="T1">Floorlayout</text:span></text:p>
      <text:p text:style-name="P3"><text:span text:style-name="T1"/></text:p>
      <text:p text:style-name="P1"><text:span text:style-name="T1">- </text:span>Організація вхідних данних: опис машин, характеристики, параметри. Потрібен бекенд. Стягнути данні з сайту, або зробити <text:span text:style-name="T1">REST API.</text:span></text:p>
      <text:p text:style-name="P1"><text:span text:style-name="T1"/></text:p>
      <text:p text:style-name="P1">- Збір данних про всі машини, всі моделі: розміри, споживна потужність, <text:span text:style-name="T3">необхідна вентиляція, живлення, спосіб підключення кожної машини. Взаємодія з кожним додатковим обладнанням.</text:span></text:p>
      <text:p text:style-name="P1"/>
      <text:p text:style-name="P1">-<text:span text:style-name="T3">Розрахунок робочого простору. Розрахунок споживної енергії та вентиляції з додатковим обладнанням.</text:span></text:p>
      <text:p text:style-name="P1"/>
      <text:p text:style-name="P1">-<text:span text:style-name="T10">При проектуванні робочого середовища обчислювати данні: </text:span><text:span text:style-name="T11">ОБГОВОРИТИ З ІНЖЕНЕРАМИ </text:span></text:p>
      <text:p text:style-name="P1"/>
      <text:p text:style-name="P1"/>
      <text:p text:style-name="P1">-<text:span text:style-name="T4">Орган</text:span><text:span text:style-name="T6">ізувати </text:span><text:span text:style-name="T2">3D </text:span><text:span text:style-name="T4">модел</text:span><text:span text:style-name="T6">і разом з текстурами. Моделі всі пропорційних розмірів відносно інших моделей і деталей інтер’єру.</text:span></text:p>
      <text:p text:style-name="P1"/>
      <text:p text:style-name="P2">-Спростити моделі. Мінімізувати кількість площин. Максимально зменшити об’єм файлів.</text:p>
      <text:p text:style-name="P2"/>
      <text:p text:style-name="P2">-<text:span text:style-name="T7">Зібрати всі додаткові елементи приміщення.</text:span></text:p>
      <text:p text:style-name="P2"/>
      <text:p text:style-name="P2">-<text:span text:style-name="T7">Розробити графічний інтерфейс вибору машин і додатковий елементів приміщення: при додаванні повинні по замовчуванню добавлятись в центр приміщення і поряд. Поділити на категорії.</text:span></text:p>
      <text:p text:style-name="P2"/>
      <text:p text:style-name="P2">-<text:span text:style-name="T8">Елементи та машини не повинні виходити за межі приміщення та налазити один на одного. Повідомляти про допустимі та не допустимі межі за границі.</text:span></text:p>
      <text:p text:style-name="P2"/>
      <text:p text:style-name="P2">-<text:span text:style-name="T5">Продумати фу</text:span><text:span text:style-name="T9">нкціонал збереження і завантаження плану: формат, концепція.</text:span></text:p>
      <text:p text:style-name="P2"/>
      <text:p text:style-name="P2">-<text:span text:style-name="T13">Документація по проекту.</text:span></text:p>
      <text:p text:style-name="P2"/>
      <text:p text:style-name="P2">-<text:span text:style-name="T13">Інструкція для юзера?</text:span></text:p>
      <text:p text:style-name="P2"/>
      <text:p text:style-name="P2">-<text:span text:style-name="T12">Програмувати все в модульній архітектурі. 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4T12:24:21.271000000</meta:creation-date>
    <dc:date>2020-09-24T14:19:11.780000000</dc:date>
    <meta:editing-duration>PT1H44M15S</meta:editing-duration>
    <meta:editing-cycles>9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4" meta:word-count="160" meta:character-count="1252" meta:non-whitespace-character-count="1104"/>
  </office:meta>
</office:document-meta>
</file>